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9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div.d f4,f1,f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.d f4,v4(r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mul.d f5,f3,f4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.d f5,v5(r1)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dd.d f6,f4,f5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.d f6,v6(1)</text:p>
          </table:table-cell>
          <table:table-cell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15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2806" calcext:value-type="float">
            <text:p>2806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09:22:11.945352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1:23:10.525282402</meta:creation-date>
    <meta:generator>LibreOffice/6.0.7.3$Linux_X86_64 LibreOffice_project/00m0$Build-3</meta:generator>
    <dc:date>2019-02-27T09:27:47.545781088</dc:date>
    <meta:editing-duration>PT19M19S</meta:editing-duration>
    <meta:editing-cycles>4</meta:editing-cycles>
    <meta:document-statistic meta:table-count="1" meta:cell-count="168" meta:object-count="0"/>
  </office:meta>
</office:document-meta>
</file>